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9c947" officeooo:paragraph-rsid="0019c947"/>
    </style:style>
    <style:style style:name="P3" style:family="paragraph" style:parent-style-name="Standard">
      <style:paragraph-properties fo:text-align="justify" style:justify-single-word="false"/>
      <style:text-properties officeooo:rsid="0019c947" officeooo:paragraph-rsid="001c3bd7"/>
    </style:style>
    <style:style style:name="P4" style:family="paragraph" style:parent-style-name="Standard">
      <style:paragraph-properties fo:text-align="justify" style:justify-single-word="false"/>
      <style:text-properties officeooo:rsid="0019c947" officeooo:paragraph-rsid="001de93b"/>
    </style:style>
    <style:style style:name="P5" style:family="paragraph" style:parent-style-name="Standard">
      <style:paragraph-properties fo:text-align="justify" style:justify-single-word="false"/>
      <style:text-properties officeooo:rsid="0019c947" officeooo:paragraph-rsid="002152c9"/>
    </style:style>
    <style:style style:name="P6" style:family="paragraph" style:parent-style-name="Standard">
      <style:paragraph-properties fo:text-align="justify" style:justify-single-word="false"/>
      <style:text-properties officeooo:rsid="001f4c8d" officeooo:paragraph-rsid="001f4c8d"/>
    </style:style>
    <style:style style:name="P7" style:family="paragraph" style:parent-style-name="Standard">
      <style:paragraph-properties fo:text-align="start" style:justify-single-word="false"/>
      <style:text-properties officeooo:rsid="00277c66" officeooo:paragraph-rsid="0030665d"/>
    </style:style>
    <style:style style:name="P8" style:family="paragraph" style:parent-style-name="Standard">
      <style:paragraph-properties fo:text-align="start" style:justify-single-word="false"/>
      <style:text-properties officeooo:rsid="00277c66" officeooo:paragraph-rsid="0031c884"/>
    </style:style>
    <style:style style:name="P9" style:family="paragraph" style:parent-style-name="Standard">
      <style:paragraph-properties fo:text-align="start" style:justify-single-word="false"/>
      <style:text-properties fo:font-style="normal" officeooo:rsid="002f1c85" officeooo:paragraph-rsid="002f1c85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officeooo:rsid="002b2df1" officeooo:paragraph-rsid="002b2df1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officeooo:rsid="0019c947" officeooo:paragraph-rsid="0019c94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264f" style:font-style-asian="italic" style:font-style-complex="italic"/>
    </style:style>
    <style:style style:name="T3" style:family="text">
      <style:text-properties fo:font-style="italic" officeooo:rsid="001de93b" style:font-style-asian="italic" style:font-style-complex="italic"/>
    </style:style>
    <style:style style:name="T4" style:family="text">
      <style:text-properties fo:font-style="italic" officeooo:rsid="0025b46b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c947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9c94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d298d" style:font-style-asian="italic" style:font-weight-asian="normal" style:font-style-complex="italic" style:font-weight-complex="normal"/>
    </style:style>
    <style:style style:name="T10" style:family="text">
      <style:text-properties officeooo:rsid="001a264f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a264f" style:font-style-asian="normal" style:font-style-complex="normal"/>
    </style:style>
    <style:style style:name="T13" style:family="text">
      <style:text-properties fo:font-style="normal" officeooo:rsid="001c3bd7" style:font-style-asian="normal" style:font-style-complex="normal"/>
    </style:style>
    <style:style style:name="T14" style:family="text">
      <style:text-properties fo:font-style="normal" officeooo:rsid="001de93b" style:font-style-asian="normal" style:font-style-complex="normal"/>
    </style:style>
    <style:style style:name="T15" style:family="text">
      <style:text-properties fo:font-style="normal" officeooo:rsid="001f4c8d" style:font-style-asian="normal" style:font-style-complex="normal"/>
    </style:style>
    <style:style style:name="T16" style:family="text">
      <style:text-properties fo:font-style="normal" officeooo:rsid="00212bfe" style:font-style-asian="normal" style:font-style-complex="normal"/>
    </style:style>
    <style:style style:name="T17" style:family="text">
      <style:text-properties fo:font-style="normal" officeooo:rsid="002152c9" style:font-style-asian="normal" style:font-style-complex="normal"/>
    </style:style>
    <style:style style:name="T18" style:family="text">
      <style:text-properties fo:font-style="normal" officeooo:rsid="0022db19" style:font-style-asian="normal" style:font-style-complex="normal"/>
    </style:style>
    <style:style style:name="T19" style:family="text">
      <style:text-properties fo:font-style="normal" officeooo:rsid="0024023d" style:font-style-asian="normal" style:font-style-complex="normal"/>
    </style:style>
    <style:style style:name="T20" style:family="text">
      <style:text-properties fo:font-style="normal" officeooo:rsid="0025b46b" style:font-style-asian="normal" style:font-style-complex="normal"/>
    </style:style>
    <style:style style:name="T21" style:family="text">
      <style:text-properties fo:font-style="normal" officeooo:rsid="0029ad87" style:font-style-asian="normal" style:font-style-complex="normal"/>
    </style:style>
    <style:style style:name="T22" style:family="text">
      <style:text-properties fo:font-style="normal" officeooo:rsid="002ac7e7" style:font-style-asian="normal" style:font-style-complex="normal"/>
    </style:style>
    <style:style style:name="T23" style:family="text">
      <style:text-properties fo:font-style="normal" officeooo:rsid="002b87cd" style:font-style-asian="normal" style:font-style-complex="normal"/>
    </style:style>
    <style:style style:name="T24" style:family="text">
      <style:text-properties fo:font-style="normal" officeooo:rsid="0031c884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d298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42e6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605c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6ee2d" style:font-style-asian="normal" style:font-weight-asian="normal" style:font-style-complex="normal" style:font-weight-complex="normal"/>
    </style:style>
    <style:style style:name="T3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ale of Cats and a Mouse</text:p>
      <text:p text:style-name="Standard"/>
      <text:p text:style-name="P11">The project consists of: <text:span text:style-name="T1">main.py</text:span>, <text:span text:style-name="T1">cordy.py</text:span>, <text:span text:style-name="T1">listy.py</text:span>, <text:span text:style-name="T1">chase_cat.py</text:span>, <text:span text:style-name="T1">mouse.py</text:span>. The necessary <text:span text:style-name="T10">parameters</text:span> needed in <text:span text:style-name="T10">the program are stored in: </text:span><text:span text:style-name="T2">port_number</text:span><text:span text:style-name="T10">, </text:span><text:span text:style-name="T2">ukkonodes</text:span><text:span text:style-name="T10">, and </text:span><text:span text:style-name="T2">listy_location</text:span><text:span text:style-name="T10">. </text:span></text:p>
      <text:p text:style-name="P2"/>
      <text:p text:style-name="P3"><text:span text:style-name="T5">main.py</text:span>: <text:span text:style-name="T10">In this program, </text:span><text:span text:style-name="T2">mouse.py</text:span><text:span text:style-name="T10"> is called to send the mouse to a random node by ssh remote call. </text:span><text:span text:style-name="T2">listy.py</text:span><text:span text:style-name="T10"> is called to run on the same node where </text:span><text:span text:style-name="T2">main.py</text:span><text:span text:style-name="T10"> runs. </text:span><text:span text:style-name="T2">cordy.py</text:span><text:span text:style-name="T10"> is called control the cat to search the mouse and also run on the same node where </text:span><text:span text:style-name="T2">main.py</text:span><text:span text:style-name="T10"> runs. </text:span><text:span text:style-name="T2">mouse.py main.py </text:span><text:span text:style-name="T13">and</text:span><text:span text:style-name="T2"> cordy.py </text:span><text:span text:style-name="T13">runs concurrently in separate thread. </text:span></text:p>
      <text:p text:style-name="P3"><text:span text:style-name="T13"/></text:p>
      <text:p text:style-name="P4"><text:span text:style-name="T5">mouse.py</text:span><text:span text:style-name="T13">: </text:span><text:span text:style-name="T14">Listen on the port assigned in the </text:span><text:span text:style-name="T3">port_number</text:span><text:span text:style-name="T14"> file and wait the cat. Answer 'WOO' if searched by a cat and 'OUCH' if attacked by a cat. After being attacked and replying the 'OUCH' message, close the socket and end the thread. </text:span></text:p>
      <text:p text:style-name="P4"><text:span text:style-name="T14"/></text:p>
      <text:p text:style-name="P6"><text:span text:style-name="T6">listy.py</text:span><text:span text:style-name="T11">: Listen on the port assigned in </text:span><text:span text:style-name="T1">port_number</text:span><text:span text:style-name="T11"> file. If received new message, write it to file </text:span><text:span text:style-name="T1">cmsg</text:span><text:span text:style-name="T11">. </text:span></text:p>
      <text:p text:style-name="P6"><text:span text:style-name="T11"/></text:p>
      <text:p text:style-name="P5"><text:span text:style-name="T5">chase_cat.py</text:span><text:span text:style-name="T11">: </text:span><text:span text:style-name="T16">R</text:span><text:span text:style-name="T15">uns on the remote ukko nodes to check whether there is a mouse and attack the mouse after both cats find it. </text:span><text:span text:style-name="T16">It receives two input parameters: action(S or A ) and catname(Jazzy or Catty). </text:span><text:span text:style-name="T17">Check if there is a mouse by trying to establish a socket connection to the mouse port assigned in </text:span><text:span text:style-name="T16"><text:s/></text:span><text:span text:style-name="T2">port_number</text:span><text:span text:style-name="T12">. </text:span><text:span text:style-name="T18">If successfully find or attack the mouse, send </text:span></text:p>
      <text:p text:style-name="P6"><text:span text:style-name="T1">F ukkoXXX catname</text:span><text:span text:style-name="T11"> </text:span><text:span text:style-name="T19">or</text:span><text:span text:style-name="T18"> </text:span><text:span text:style-name="T1">G ukkoXXX catname</text:span><text:span text:style-name="T11"> </text:span><text:span text:style-name="T19">message to listy.</text:span></text:p>
      <text:p text:style-name="P6"><text:span text:style-name="T19"/></text:p>
      <text:p text:style-name="P6"><text:span text:style-name="T6">cordy.py</text:span><text:span text:style-name="T11">: </text:span><text:span text:style-name="T20">Send Catty and Jazzy to different nodes without overlap by utilizing the ssh remote call to run </text:span><text:span text:style-name="T4">chase_cat.py</text:span><text:span text:style-name="T20"> in separate thread. It checks the </text:span><text:span text:style-name="T4">cmsg</text:span><text:span text:style-name="T20"> file every 2 seconds to see if the mouse is found or caught. </text:span></text:p>
      <text:p text:style-name="P6"><text:span text:style-name="T20"/></text:p>
      <text:p text:style-name="P7"><text:span text:style-name="T20">A</text:span><text:span text:style-name="T11">ll the files are stored in: <text:s/></text:span><text:span text:style-name="T1">ukko004.hpc.cs.helsinki.fi/cs/home/xgli/Distributed_System_Exercise_2016/big_exercise_2/. </text:span></text:p>
      <text:p text:style-name="P7"><text:span text:style-name="T1"/></text:p>
      <text:p text:style-name="P7"><text:span text:style-name="T11">To run the program:</text:span></text:p>
      <text:p text:style-name="P8"><text:span text:style-name="T22">1.</text:span><text:span text:style-name="T11"> </text:span><text:span text:style-name="T21">login to </text:span><text:span text:style-name="T24">one usable ukko node listed in </text:span><text:span text:style-name="T2">port_number</text:span><text:span text:style-name="T1"> </text:span><text:span text:style-name="T21">and </text:span><text:span text:style-name="T22">extract all the files</text:span><text:span text:style-name="T21"> </text:span><text:span text:style-name="T22">to</text:span><text:span text:style-name="T11"> the directory </text:span><text:span text:style-name="T22">mentioned above.</text:span></text:p>
      <text:p text:style-name="P8"><text:span text:style-name="T22"/></text:p>
      <text:p text:style-name="P10"><text:span text:style-name="T22">2. </text:span><text:span text:style-name="T11">change the corresponding path </text:span><text:span text:style-name="T23">in</text:span><text:span text:style-name="T11"> the source file </text:span><text:span text:style-name="T8">cordy.py, chase_cat.py, </text:span><text:span text:style-name="T25">and</text:span><text:span text:style-name="T7"> main.py </text:span><text:span text:style-name="T26">with </text:span><text:span text:style-name="T27">account name and ukko node </text:span><text:span text:style-name="T28">host </text:span><text:span text:style-name="T29">name</text:span><text:span text:style-name="T7">.</text:span></text:p>
      <text:p text:style-name="P10"><text:span text:style-name="T7"/></text:p>
      <text:p text:style-name="P9"><text:span text:style-name="T30">3. run </text:span><text:span text:style-name="T7">main.py</text:span><text:span text:style-name="T30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xin </meta:initial-creator>
    <meta:creation-date>2016-10-23T15:30:34.348111306</meta:creation-date>
    <meta:generator>LibreOffice/5.0.3.2$Linux_X86_64 LibreOffice_project/00m0$Build-2</meta:generator>
    <dc:date>2016-10-23T17:07:32.001724220</dc:date>
    <dc:creator>lixin </dc:creator>
    <meta:editing-duration>PT1H19M50S</meta:editing-duration>
    <meta:editing-cycles>27</meta:editing-cycles>
    <meta:document-statistic meta:table-count="0" meta:image-count="0" meta:object-count="0" meta:page-count="1" meta:paragraph-count="13" meta:word-count="319" meta:character-count="1928" meta:non-whitespace-character-count="1612"/>
  </office:meta>
</office:document-meta>
</file>